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28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29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26">
      <style:text-properties style:font-name="Verdana" fo:font-size="16pt" fo:background-color="#996600" style:font-size-asian="16pt" style:font-size-complex="16pt"/>
    </style:style>
    <style:style style:name="P35" style:family="paragraph" style:parent-style-name="Text_20_body" style:list-style-name="L25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8" style:family="paragraph" style:parent-style-name="Text_20_body">
      <style:paragraph-properties fo:margin-top="0cm" fo:margin-bottom="0cm" fo:line-height="150%" style:writing-mode="lr-tb"/>
    </style:style>
    <style:style style:name="P7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3690823988285470742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65">20200904_094441[eap-2.id-1].[AUDJPY-5].dir</text:p>
                    </text:list-item>
                    <text:list-item>
                      <text:p text:style-name="P65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5442220007050148300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2526590431915576647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2756169592988963888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7406409767456736758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6142968863878041727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8279135343435321992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66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2919724970938562584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5691755618539111080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67">20200907_143149[eap-2.id-1].[AUDJPY-5].dir</text:p>
                </text:list-item>
                <text:list-item>
                  <text:p text:style-name="P70">20200908_094814[eap-2.id-1].[AUDJPY-5].dir</text:p>
                </text:list-item>
                <text:list-item>
                  <text:p text:style-name="P70">20200909_091350[eap-2.id-1].[AUDJPY-5].dir</text:p>
                </text:list-item>
                <text:list-item>
                  <text:p text:style-name="P75">20200910_093925[eap-2.id-1].[USDJPY-5].dir</text:p>
                </text:list-item>
                <text:list-item>
                  <text:p text:style-name="P7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7702773743639735898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4382583383382041414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68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4335115846330520720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6863482194524195535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8">#20200916_133148</text:span></text:p>
                        </text:list-item>
                        <text:list-item>
                          <text:p text:style-name="P64">folder ==&gt; back to …/Logs</text:p>
                        </text:list-item>
                        <text:list-item>
                          <text:p text:style-name="P64">url ==&gt; access</text:p>
                        </text:list-item>
                        <text:list-item>
                          <text:p text:style-name="P64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8">TRY-2 : review ==&gt; [ea-6_tester-1].(20200911_181722).</text:span><text:span text:style-name="T18">(tickets-data).log</text:span></text:p>
                      <text:list>
                        <text:list-item>
                          <text:p text:style-name="P64"><text:soft-page-break/>compare with : [ea-6_tester-1].(20200910_093925).(tickets-data).log</text:p>
                        </text:list-item>
                        <text:list-item>
                          <text:p text:style-name="P64">===&gt; no diff</text:p>
                        </text:list-item>
                      </text:list>
                    </text:list-item>
                    <text:list-item>
                      <text:p text:style-name="P64">TRY-3 : review ==&gt; “\lib_fx_admin.php (line 1404)”</text:p>
                      <text:list>
                        <text:list-item>
                          <text:p text:style-name="P49"><text:span text:style-name="T18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8">http://localhost/Eclipse_Luna/Cake_IFM11/fx_utilities/util_3__Gen_Trading_Result_List?param_Dpath_File_Tickets_Data=C</text:span></text:a><text:span text:style-name="T18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TRY-4 : fix the params, re-access</text:span></text:p>
                      <text:list>
                        <text:list-item>
                          <text:p text:style-name="P49"><text:span text:style-name="T18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8">(20200911_181722).(tickets-data).log&amp;param_Fname_File_Statement=DetailedStateme</text:span><text:soft-page-break/><text:span text:style-name="T18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64">===&gt; gen-ed</text:p>
                        </text:list-item>
                      </text:list>
                    </text:list-item>
                    <text:list-item>
                      <text:p text:style-name="P69">TRY-X : eclipse task : 44#fx-fix_in-44#6.2_combined-not-created-properly/1~</text:p>
                      <text:list>
                        <text:list-item>
                          <text:p text:style-name="P69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8696972636827071127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8355833210861969698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71">20200914_095555[eap-2.id-1].[USDJPY-5].dir</text:p>
                </text:list-item>
                <text:list-item>
                  <text:p text:style-name="P76">20200915_163128[eap-2.id-1].[USDJPY-5].dir</text:p>
                </text:list-item>
                <text:list-item>
                  <text:p text:style-name="P76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8547867092839342945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1716378138707261284" text:style-name="L17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72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  <text:list-item>
              <text:p text:style-name="P53"><text:soft-page-break/>T-1.1 : 20200915_163128[eap-2.id-1].[USDJPY-5].dir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1793253452660239501" text:style-name="L18">
        <text:list-item>
          <text:p text:style-name="P54">TASK</text:p>
          <text:list>
            <text:list-item>
              <text:list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8_121842</text:span></text:p>
      <text:p text:style-name="P7"/>
      <text:p text:style-name="P11"/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20200919_103615</text:p>
      <text:p text:style-name="P7"/>
      <text:p text:style-name="P7">[do] <text:span text:style-name="T1">#_ </text:span></text:p>
      <text:list xml:id="list908810046972974020" text:style-name="L19">
        <text:list-item>
          <text:p text:style-name="P55">REVIEW </text:p>
        </text:list-item>
        <text:list-item>
          <text:p text:style-name="P55">TASK-1 </text:p>
          <text:list>
            <text:list-item>
              <text:list>
                <text:list-item>
                  <text:p text:style-name="P73">20200916_094242[eap-2.id-1].[USDJPY-5].dir</text:p>
                </text:list-item>
              </text:list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7674949406449604341" text:style-name="L20">
        <text:list-item>
          <text:p text:style-name="P56">TASK</text:p>
          <text:list>
            <text:list-item>
              <text:list>
                <text:list-item>
                  <text:p text:style-name="P56">20200917_083009[eap-2.id-1].[USDJPY-5].dir</text:p>
                </text:list-item>
                <text:list-item>
                  <text:p text:style-name="P56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3">[/ XXX] 20200919_114726</text:span></text:p>
      <text:p text:style-name="P7"/>
      <text:p text:style-name="P11"/>
      <text:p text:style-name="P15"><text:span text:style-name="T6">6.2.4_21</text:span><text:span text:style-name="T5">---------------------------------------------------------------------------</text:span></text:p>
      <text:p text:style-name="P18">[22] res free# JVEMV6 44#6.2_X / 44. currency / 6. obs / 2. demo result data / 20200920_130626</text:p>
      <text:p text:style-name="P7"/>
      <text:p text:style-name="P7">[do] <text:span text:style-name="T1">#_ </text:span></text:p>
      <text:list xml:id="list6989928202440204142" text:style-name="L21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74">20200917_083009[eap-2.id-1].[USDJPY-5].dir</text:p>
                </text:list-item>
                <text:list-item>
                  <text:p text:style-name="P57">20200918_084904[eap-2.id-1].[USDJPY-5].dir</text:p>
                </text:list-item>
              </text:list>
            </text:list-item>
            <text:list-item>
              <text:p text:style-name="P57">T-1.1 : 20200917_083009[eap-2.id-1].[USDJPY-5].dir </text:p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9194366126110940651" text:style-name="L22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<text:span text:style-name="T19">@@@</text:span></text:p>
      <text:p text:style-name="P15"><text:span text:style-name="T6">6.2.4_22</text:span><text:span text:style-name="T5">---------------------------------------------------------------------------</text:span></text:p>
      <text:p text:style-name="P18">[23] res free# JVEMV6 44#6.2_X / 44. currency / 6. obs / 2. demo result data / XXX</text:p>
      <text:p text:style-name="P7"><text:soft-page-break/></text:p>
      <text:p text:style-name="P7">[do] <text:span text:style-name="T1">#_ </text:span></text:p>
      <text:list xml:id="list4329485402730054004" text:style-name="L31">
        <text:list-item>
          <text:p text:style-name="P63">REVIEW </text:p>
        </text:list-item>
        <text:list-item>
          <text:p text:style-name="P63">TASK-1</text:p>
        </text:list-item>
      </text:list>
      <text:p text:style-name="P7">[next]</text:p>
      <text:list xml:id="list6755392619298503858" text:style-name="L30">
        <text:list-item>
          <text:p text:style-name="P62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4362384" text:continue-list="list2526590431915576647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2037492950146148231" text:style-name="L23">
        <text:list-item>
          <text:p text:style-name="P59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><text:soft-page-break/></text:p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1570922548931341930" text:style-name="L24">
        <text:list-item>
          <text:p text:style-name="P6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341699" text:continue-numbering="true" text:style-name="L24">
        <text:list-item>
          <text:p text:style-name="P60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966175933144483454" text:style-name="L25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701000393926008077" text:style-name="L26">
              <text:list-item>
                <text:p text:style-name="P30"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<text:soft-page-break/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3415837837410741558" text:style-name="L27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60</dc:date><text:p text:style-name="P80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22] res free# JVEMV6 44#6.2_X / 44. currency / 6. obs / 2. demo result data / 20200920_130626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72</dc:date><text:p text:style-name="P80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22] res free# JVEMV6 44#6.2_X / 44. currency / 6. obs / 2. demo result data / 20200920_130626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72</dc:date><text:p text:style-name="P80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22] res free# JVEMV6 44#6.2_X / 44. currency / 6. obs / 2. demo result data / 20200920_130626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72</dc:date><text:p text:style-name="P80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22] res free# JVEMV6 44#6.2_X / 44. currency / 6. obs / 2. demo result data / 20200920_130626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094575331103654262" text:style-name="L28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oft-page-break/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967850042830818488" text:style-name="L29">
              <text:list-item>
                <text:p text:style-name="P33"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4348428" text:continue-list="list3966175933144483454" text:style-name="L25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347729" text:continue-numbering="true" text:style-name="L25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4354092" text:continue-numbering="true" text:style-name="L25">
        <text:list-item>
          <text:p text:style-name="P35">move “<text:span text:style-name="T2">@@@</text:span>”</text:p>
        </text:list-item>
        <text:list-item>
          <text:p text:style-name="P61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0T14:13:21.97</dc:date>
    <dc:creator>iwabuchi ken</dc:creator>
    <meta:editing-duration>P10DT22H30M27S</meta:editing-duration>
    <meta:editing-cycles>1728</meta:editing-cycles>
    <meta:generator>OpenOffice/4.1.3$Win32 OpenOffice.org_project/413m1$Build-9783</meta:generator>
    <meta:document-statistic meta:table-count="6" meta:image-count="0" meta:object-count="0" meta:page-count="20" meta:paragraph-count="309" meta:word-count="1212" meta:character-count="13961"/>
  </office:meta>
</office:document-meta>
</file>